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Lowest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68 + 24 = 9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 II</text:p>
          </table:table-cell>
          <table:table-cell office:value-type="string" calcext:value-type="string">
            <text:p>47 + 24 = 7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VS</text:p>
          </table:table-cell>
          <table:table-cell office:value-type="string" calcext:value-type="string">
            <text:p>51 + 19 = 7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 II</text:p>
          </table:table-cell>
          <table:table-cell office:value-type="string" calcext:value-type="string">
            <text:p>20 + 30 = 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22 + 60 = 8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24 + 36 = 6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ST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 II LAB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VS LAB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 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 LAB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GPA</text:p>
          </table:table-cell>
          <table:table-cell office:value-type="float" office:value="8.36" calcext:value-type="float">
            <text:p>8.36</text:p>
          </table:table-cell>
          <table:table-cell office:value-type="float" office:value="7.26" calcext:value-type="float">
            <text:p>7.2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.86" calcext:value-type="float">
            <text:p>7.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/00/0000</text:date>, <text:time style:data-style-name="N2" text:time-value="22:32:36.4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2:10:13.040000000</meta:creation-date>
    <dc:date>2023-07-22T23:47:23.418000000</dc:date>
    <meta:editing-duration>PT10H44M38S</meta:editing-duration>
    <meta:editing-cycles>7</meta:editing-cycles>
    <meta:generator>LibreOffice/7.5.5.2$Windows_X86_64 LibreOffice_project/ca8fe7424262805f223b9a2334bc7181abbcbf5e</meta:generator>
    <meta:document-statistic meta:table-count="1" meta:cell-count="63" meta:object-count="0"/>
  </office:meta>
</office:document-meta>
</file>